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8ed1" officeooo:paragraph-rsid="00178ed1"/>
    </style:style>
    <style:style style:name="P2" style:family="paragraph" style:parent-style-name="Standard">
      <style:text-properties officeooo:rsid="001a90f6" officeooo:paragraph-rsid="001a90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mera_realsense_lens to tool</text:p>
      <text:p text:style-name="P2"/>
      <text:p text:style-name="P2">At time 615.600</text:p>
      <text:p text:style-name="P2">- Translation: [0.500, -0.000, -0.400]</text:p>
      <text:p text:style-name="P2">- Rotation: in Quaternion [0.000, 0.000, -0.707, 0.707]</text:p>
      <text:p text:style-name="P2"><text:s text:c="12"/>in RPY (radian) [0.000, 0.000, -1.571]</text:p>
      <text:p text:style-name="P2"><text:s text:c="12"/>in RPY (degree) [0.000, 0.000, -90.000]</text:p>
      <text:p text:style-name="P2"/>
      <text:p text:style-name="P2"/>
      <text:p text:style-name="P2">camera_realsense to tool</text:p>
      <text:p text:style-name="P2"/>
      <text:p text:style-name="P2">At time 527.600</text:p>
      <text:p text:style-name="P2">- Translation: [0.475, -0.000, -0.400]</text:p>
      <text:p text:style-name="P2">- Rotation: in Quaternion [0.000, 0.000, -0.707, 0.707]</text:p>
      <text:p text:style-name="P2"><text:s text:c="12"/>in RPY (radian) [0.000, 0.000, -1.571]</text:p>
      <text:p text:style-name="P2"><text:s text:c="12"/>in RPY (degree) [0.000, 0.000, -90.000]</text:p>
      <text:p text:style-name="Standard"/>
      <text:p text:style-name="Standard"/>
      <text:p text:style-name="P1">link1_to_link2</text:p>
      <text:p text:style-name="Standard"><text:s text:c="4"/>header: </text:p>
      <text:p text:style-name="Standard"><text:s text:c="6"/>seq: 0</text:p>
      <text:p text:style-name="Standard"><text:s text:c="6"/>stamp: </text:p>
      <text:p text:style-name="Standard"><text:s text:c="8"/>secs: 483</text:p>
      <text:p text:style-name="Standard"><text:s text:c="8"/>nsecs: 601000000</text:p>
      <text:p text:style-name="Standard"><text:s text:c="6"/>frame_id: "link1"</text:p>
      <text:p text:style-name="Standard"><text:s text:c="4"/>child_frame_id: "link2"</text:p>
      <text:p text:style-name="Standard"><text:s text:c="4"/>transform: </text:p>
      <text:p text:style-name="Standard"><text:s text:c="6"/>translation: </text:p>
      <text:p text:style-name="Standard"><text:s text:c="8"/>x: 0.0</text:p>
      <text:p text:style-name="Standard"><text:s text:c="8"/>y: 0.25</text:p>
      <text:p text:style-name="Standard"><text:s text:c="8"/>z: 0.0</text:p>
      <text:p text:style-name="Standard"><text:s text:c="6"/>rotation: </text:p>
      <text:p text:style-name="Standard"><text:s text:c="8"/>x: 0.0</text:p>
      <text:p text:style-name="Standard"><text:s text:c="8"/>y: 0.0</text:p>
      <text:p text:style-name="Standard"><text:s text:c="8"/>z: 0.708050263251</text:p>
      <text:p text:style-name="Standard"><text:s text:c="8"/>w: 0.706162038565</text:p>
      <text:p text:style-name="Standard"/>
      <text:p text:style-name="Standard">At time 745.200</text:p>
      <text:p text:style-name="Standard">- Translation: [0.000, 0.250, 0.000]</text:p>
      <text:p text:style-name="Standard">- Rotation: in Quaternion [0.000, 0.000, 0.708, 0.706]</text:p>
      <text:p text:style-name="Standard"><text:s text:c="12"/>in RPY (radian) [0.000, -0.000, 1.573]</text:p>
      <text:p text:style-name="Standard"><text:s text:c="12"/>in RPY (degree) [0.000, -0.000, 90.153]</text:p>
      <text:p text:style-name="Standard"/>
      <text:p text:style-name="Standard"/>
      <text:p text:style-name="Standard"/>
      <text:p text:style-name="P1">frame_to_link1</text:p>
      <text:p text:style-name="Standard"><text:s text:c="4"/>header: </text:p>
      <text:p text:style-name="Standard"><text:s text:c="6"/>seq: 0</text:p>
      <text:p text:style-name="Standard"><text:s text:c="6"/>stamp: </text:p>
      <text:p text:style-name="Standard"><text:s text:c="8"/>secs: 483</text:p>
      <text:p text:style-name="Standard"><text:s text:c="8"/>nsecs: 601000000</text:p>
      <text:p text:style-name="Standard"><text:s text:c="6"/>frame_id: "frame"</text:p>
      <text:p text:style-name="Standard"><text:soft-page-break/><text:s text:c="4"/>child_frame_id: "link1"</text:p>
      <text:p text:style-name="Standard"><text:s text:c="4"/>transform: </text:p>
      <text:p text:style-name="Standard"><text:s text:c="6"/>translation: </text:p>
      <text:p text:style-name="Standard"><text:s text:c="8"/>x: 0.0</text:p>
      <text:p text:style-name="Standard"><text:s text:c="8"/>y: 0.08</text:p>
      <text:p text:style-name="Standard"><text:s text:c="8"/>z: 0.0</text:p>
      <text:p text:style-name="Standard"><text:s text:c="6"/>rotation: </text:p>
      <text:p text:style-name="Standard"><text:s text:c="8"/>x: 0.0</text:p>
      <text:p text:style-name="Standard"><text:s text:c="8"/>y: 0.0</text:p>
      <text:p text:style-name="Standard"><text:s text:c="8"/>z: -0.396138526839</text:p>
      <text:p text:style-name="Standard"><text:s text:c="8"/>w: 0.918190757715</text:p>
      <text:p text:style-name="Standard"/>
      <text:p text:style-name="Standard">At time 627.000</text:p>
      <text:p text:style-name="Standard">- Translation: [0.000, 0.080, 0.000]</text:p>
      <text:p text:style-name="Standard">- Rotation: in Quaternion [0.000, 0.000, -0.396, 0.918]</text:p>
      <text:p text:style-name="Standard"><text:s text:c="12"/>in RPY (radian) [0.000, 0.000, -0.815]</text:p>
      <text:p text:style-name="Standard"><text:s text:c="12"/>in RPY (degree) [0.000, 0.000, -46.674]</text:p>
      <text:p text:style-name="Standard"/>
      <text:p text:style-name="Standard"/>
      <text:p text:style-name="Standard"/>
      <text:p text:style-name="Standard"/>
      <text:p text:style-name="P1">Frame to link2</text:p>
      <text:p text:style-name="P1"/>
      <text:p text:style-name="P1">At time 779.500</text:p>
      <text:p text:style-name="P1">- Translation: [0.182, 0.252, 0.000]</text:p>
      <text:p text:style-name="P1">- Rotation: in Quaternion [0.000, 0.000, 0.370, 0.929]</text:p>
      <text:p text:style-name="P1"><text:s text:c="12"/>in RPY (radian) [0.000, -0.000, 0.759]</text:p>
      <text:p text:style-name="P1"><text:s text:c="12"/>in RPY (degree) [0.000, -0.000, 43.479]</text:p>
      <text:p text:style-name="P1"/>
      <text:p text:style-name="P1">base to link 1</text:p>
      <text:p text:style-name="P1"/>
      <text:p text:style-name="P1">At time 971.000</text:p>
      <text:p text:style-name="P1">- Translation: [0.000, 0.365, 0.020]</text:p>
      <text:p text:style-name="P1">- Rotation: in Quaternion [0.000, 0.000, -0.396, 0.918]</text:p>
      <text:p text:style-name="P1"><text:s text:c="12"/>in RPY (radian) [0.000, 0.000, -0.815]</text:p>
      <text:p text:style-name="P1"><text:s text:c="12"/>in RPY (degree) [0.000, 0.000, -46.674]</text:p>
      <text:p text:style-name="P1"/>
      <text:p text:style-name="P1">base to link 2</text:p>
      <text:p text:style-name="P1">At time 843.300</text:p>
      <text:p text:style-name="P1">- Translation: [0.182, 0.537, 0.020]</text:p>
      <text:p text:style-name="P1">- Rotation: in Quaternion [0.000, 0.000, 0.370, 0.929]</text:p>
      <text:p text:style-name="P1"><text:s text:c="12"/>in RPY (radian) [0.000, -0.000, 0.759]</text:p>
      <text:p text:style-name="P1"><text:s text:c="12"/>in RPY (degree) [0.000, -0.000, 43.479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15T21:34:31.957143887</meta:creation-date>
    <dc:date>2023-11-30T15:13:26.362798810</dc:date>
    <meta:editing-duration>PT59M2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76" meta:word-count="273" meta:character-count="2172" meta:non-whitespace-character-count="1569"/>
  </office:meta>
</office:document-meta>
</file>